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 fo:keep-with-next="auto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fo:color="#000000" loext:opacity="100%" style:font-name="Liberation Serif"/>
    </style:style>
    <style:style style:name="P3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paragraph-rsid="0012c392"/>
    </style:style>
    <style:style style:name="P4" style:family="paragraph" style:parent-style-name="Standard">
      <style:text-properties fo:color="#000000" loext:opacity="100%" style:font-name="Liberation Serif" fo:font-size="12pt" style:font-size-asian="12pt" style:font-size-complex="12pt"/>
    </style:style>
    <style:style style:name="T1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2" style:family="text">
      <style:text-properties fo:color="#000000" loext:opacity="100%"/>
    </style:style>
    <style:style style:name="T3" style:family="text">
      <style:text-properties fo:font-variant="normal" fo:text-transform="none" fo:color="#000000" loext:opacity="100%" style:font-name="Liberation Serif" fo:font-size="12pt" fo:font-style="normal" fo:font-weight="bold" fo:background-color="#ffff00" loext:char-shading-value="0" loext:padding="0in" loext:border="none"/>
    </style:style>
    <style:style style:name="T4" style:family="text">
      <style:text-properties fo:font-variant="normal" fo:text-transform="none" fo:color="#000000" loext:opacity="100%" style:font-name="Liberation Serif" fo:font-size="12pt" fo:font-style="normal" fo:font-weight="bold" officeooo:rsid="0012c392" fo:background-color="#ffff00" loext:char-shading-value="0" loext:padding="0in" loext:border="none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8e2618eacca0aec7">
        <text:p text:style-name="P1"><text:span text:style-name="Strong_20_Emphasis"><text:span text:style-name="T1">Convert the following decimal numbers into hexadecimal:</text:span></text:span></text:p>
        <text:p text:style-name="Standard"><text:span text:style-name="T2"><text:line-break/></text:span><text:span text:style-name="Strong_20_Emphasis"><text:span text:style-name="T3">25</text:span></text:span></text:p>
        <text:p text:style-name="P2">Solution…</text:p>
        <text:p text:style-name="P2">25/16=1 with remainder 9</text:p>
        <text:p text:style-name="P2">1/16=0 with remainder 1</text:p>
        <text:p text:style-name="P2">answer &gt;&gt; 19</text:p>
        <text:p text:style-name="P2"/>
        <text:p text:style-name="P3"><text:span text:style-name="Strong_20_Emphasis"><text:span text:style-name="T4">100</text:span></text:span></text:p>
        <text:p text:style-name="P2">Solution…</text:p>
        <text:p text:style-name="P2">100/16=6 with remainder 4</text:p>
        <text:p text:style-name="P2">6/16=0 with remainder 6</text:p>
        <text:p text:style-name="P2">answer &gt;&gt; 64</text:p>
        <text:p text:style-name="P2"/>
        <text:p text:style-name="P3"><text:span text:style-name="Strong_20_Emphasis"><text:span text:style-name="T4">255</text:span></text:span></text:p>
        <text:p text:style-name="P2">Solution…</text:p>
        <text:p text:style-name="P2">255/16=15 with remainder 15 (F in hexadecimal)</text:p>
        <text:p text:style-name="P2">15/16=0 with remainder 15 (F in hexadecimal)</text:p>
        <text:p text:style-name="P2">answer &gt;&gt; FF</text:p>
        <text:p text:style-name="P2"/>
        <text:p text:style-name="P3"><text:span text:style-name="Strong_20_Emphasis"><text:span text:style-name="T3">1024</text:span></text:span></text:p>
        <text:p text:style-name="P2">Solution…</text:p>
        <text:p text:style-name="P2">1024/16=64 with remainder 0</text:p>
        <text:p text:style-name="P2">64/16=4 with remainder 0</text:p>
        <text:p text:style-name="P2">4/16=0 with remainder 4</text:p>
        <text:p text:style-name="P2">answer &gt;&gt; 400</text:p>
      </text:section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00:03:18.960458402</meta:creation-date>
    <meta:generator>LibreOffice/24.8.4.2$Linux_X86_64 LibreOffice_project/bb3cfa12c7b1bf994ecc5649a80400d06cd71002</meta:generator>
    <dc:date>2025-05-07T00:39:37.655805671</dc:date>
    <meta:editing-duration>PT16M38S</meta:editing-duration>
    <meta:editing-cycles>6</meta:editing-cycles>
    <meta:print-date>2025-05-07T00:32:55.046369486</meta:print-date>
    <meta:printed-by>PDF files</meta:printed-by>
    <meta:document-statistic meta:table-count="0" meta:image-count="0" meta:object-count="0" meta:page-count="1" meta:paragraph-count="22" meta:word-count="69" meta:character-count="412" meta:non-whitespace-character-count="364"/>
  </office:meta>
</office:document-meta>
</file>